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&quot;cat reference.fasta whole_dataset_threshold_30_&quot;&amp;[.A1]&amp;&quot;.fasta &gt; whole_dataset_threshold_30_withreference_&quot;&amp;[.A1]&amp;&quot;.fasta&quot;" office:value-type="string" office:string-value="cat reference.fasta whole_dataset_threshold_30_1.fasta &gt; whole_dataset_threshold_30_withreference_1.fasta" calcext:value-type="string">
            <text:p>cat reference.fasta whole_dataset_threshold_30_1.fasta &gt; whole_dataset_threshold_30_withreference_1.fas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&quot;cat reference.fasta whole_dataset_threshold_30_&quot;&amp;[.A2]&amp;&quot;.fasta &gt; whole_dataset_threshold_30_withreference_&quot;&amp;[.A2]&amp;&quot;.fasta&quot;" office:value-type="string" office:string-value="cat reference.fasta whole_dataset_threshold_30_2.fasta &gt; whole_dataset_threshold_30_withreference_2.fasta" calcext:value-type="string">
            <text:p>cat reference.fasta whole_dataset_threshold_30_2.fasta &gt; whole_dataset_threshold_30_withreference_2.fas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&quot;cat reference.fasta whole_dataset_threshold_30_&quot;&amp;[.A3]&amp;&quot;.fasta &gt; whole_dataset_threshold_30_withreference_&quot;&amp;[.A3]&amp;&quot;.fasta&quot;" office:value-type="string" office:string-value="cat reference.fasta whole_dataset_threshold_30_3.fasta &gt; whole_dataset_threshold_30_withreference_3.fasta" calcext:value-type="string">
            <text:p>cat reference.fasta whole_dataset_threshold_30_3.fasta &gt; whole_dataset_threshold_30_withreference_3.fas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&quot;cat reference.fasta whole_dataset_threshold_30_&quot;&amp;[.A4]&amp;&quot;.fasta &gt; whole_dataset_threshold_30_withreference_&quot;&amp;[.A4]&amp;&quot;.fasta&quot;" office:value-type="string" office:string-value="cat reference.fasta whole_dataset_threshold_30_4.fasta &gt; whole_dataset_threshold_30_withreference_4.fasta" calcext:value-type="string">
            <text:p>cat reference.fasta whole_dataset_threshold_30_4.fasta &gt; whole_dataset_threshold_30_withreference_4.fas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&quot;cat reference.fasta whole_dataset_threshold_30_&quot;&amp;[.A5]&amp;&quot;.fasta &gt; whole_dataset_threshold_30_withreference_&quot;&amp;[.A5]&amp;&quot;.fasta&quot;" office:value-type="string" office:string-value="cat reference.fasta whole_dataset_threshold_30_5.fasta &gt; whole_dataset_threshold_30_withreference_5.fasta" calcext:value-type="string">
            <text:p>cat reference.fasta whole_dataset_threshold_30_5.fasta &gt; whole_dataset_threshold_30_withreference_5.fas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&quot;cat reference.fasta whole_dataset_threshold_30_&quot;&amp;[.A6]&amp;&quot;.fasta &gt; whole_dataset_threshold_30_withreference_&quot;&amp;[.A6]&amp;&quot;.fasta&quot;" office:value-type="string" office:string-value="cat reference.fasta whole_dataset_threshold_30_6.fasta &gt; whole_dataset_threshold_30_withreference_6.fasta" calcext:value-type="string">
            <text:p>cat reference.fasta whole_dataset_threshold_30_6.fasta &gt; whole_dataset_threshold_30_withreference_6.fas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&quot;cat reference.fasta whole_dataset_threshold_30_&quot;&amp;[.A7]&amp;&quot;.fasta &gt; whole_dataset_threshold_30_withreference_&quot;&amp;[.A7]&amp;&quot;.fasta&quot;" office:value-type="string" office:string-value="cat reference.fasta whole_dataset_threshold_30_7.fasta &gt; whole_dataset_threshold_30_withreference_7.fasta" calcext:value-type="string">
            <text:p>cat reference.fasta whole_dataset_threshold_30_7.fasta &gt; whole_dataset_threshold_30_withreference_7.fas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&quot;cat reference.fasta whole_dataset_threshold_30_&quot;&amp;[.A8]&amp;&quot;.fasta &gt; whole_dataset_threshold_30_withreference_&quot;&amp;[.A8]&amp;&quot;.fasta&quot;" office:value-type="string" office:string-value="cat reference.fasta whole_dataset_threshold_30_8.fasta &gt; whole_dataset_threshold_30_withreference_8.fasta" calcext:value-type="string">
            <text:p>cat reference.fasta whole_dataset_threshold_30_8.fasta &gt; whole_dataset_threshold_30_withreference_8.fas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&quot;cat reference.fasta whole_dataset_threshold_30_&quot;&amp;[.A9]&amp;&quot;.fasta &gt; whole_dataset_threshold_30_withreference_&quot;&amp;[.A9]&amp;&quot;.fasta&quot;" office:value-type="string" office:string-value="cat reference.fasta whole_dataset_threshold_30_9.fasta &gt; whole_dataset_threshold_30_withreference_9.fasta" calcext:value-type="string">
            <text:p>cat reference.fasta whole_dataset_threshold_30_9.fasta &gt; whole_dataset_threshold_30_withreference_9.fas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&quot;cat reference.fasta whole_dataset_threshold_30_&quot;&amp;[.A10]&amp;&quot;.fasta &gt; whole_dataset_threshold_30_withreference_&quot;&amp;[.A10]&amp;&quot;.fasta&quot;" office:value-type="string" office:string-value="cat reference.fasta whole_dataset_threshold_30_10.fasta &gt; whole_dataset_threshold_30_withreference_10.fasta" calcext:value-type="string">
            <text:p>cat reference.fasta whole_dataset_threshold_30_10.fasta &gt; whole_dataset_threshold_30_withreference_10.fas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&quot;cat reference.fasta whole_dataset_threshold_30_&quot;&amp;[.A11]&amp;&quot;.fasta &gt; whole_dataset_threshold_30_withreference_&quot;&amp;[.A11]&amp;&quot;.fasta&quot;" office:value-type="string" office:string-value="cat reference.fasta whole_dataset_threshold_30_11.fasta &gt; whole_dataset_threshold_30_withreference_11.fasta" calcext:value-type="string">
            <text:p>cat reference.fasta whole_dataset_threshold_30_11.fasta &gt; whole_dataset_threshold_30_withreference_11.fas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&quot;cat reference.fasta whole_dataset_threshold_30_&quot;&amp;[.A12]&amp;&quot;.fasta &gt; whole_dataset_threshold_30_withreference_&quot;&amp;[.A12]&amp;&quot;.fasta&quot;" office:value-type="string" office:string-value="cat reference.fasta whole_dataset_threshold_30_12.fasta &gt; whole_dataset_threshold_30_withreference_12.fasta" calcext:value-type="string">
            <text:p>cat reference.fasta whole_dataset_threshold_30_12.fasta &gt; whole_dataset_threshold_30_withreference_12.fas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&quot;cat reference.fasta whole_dataset_threshold_30_&quot;&amp;[.A13]&amp;&quot;.fasta &gt; whole_dataset_threshold_30_withreference_&quot;&amp;[.A13]&amp;&quot;.fasta&quot;" office:value-type="string" office:string-value="cat reference.fasta whole_dataset_threshold_30_13.fasta &gt; whole_dataset_threshold_30_withreference_13.fasta" calcext:value-type="string">
            <text:p>cat reference.fasta whole_dataset_threshold_30_13.fasta &gt; whole_dataset_threshold_30_withreference_13.fas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&quot;cat reference.fasta whole_dataset_threshold_30_&quot;&amp;[.A14]&amp;&quot;.fasta &gt; whole_dataset_threshold_30_withreference_&quot;&amp;[.A14]&amp;&quot;.fasta&quot;" office:value-type="string" office:string-value="cat reference.fasta whole_dataset_threshold_30_14.fasta &gt; whole_dataset_threshold_30_withreference_14.fasta" calcext:value-type="string">
            <text:p>cat reference.fasta whole_dataset_threshold_30_14.fasta &gt; whole_dataset_threshold_30_withreference_14.fas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0:33:10.500742346</meta:creation-date>
    <dc:date>2022-01-19T10:43:35.336736760</dc:date>
    <meta:editing-duration>PT14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